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5-29_00-08-01_000.m4a</text:p>
          </table:table-cell>
          <table:table-cell table:style-name="ce27" office:value-type="string">
            <text:p>:VOICE-MEMO / @自宅 / メモ / topic=朗読：大学：daigaku / content=dan-1.setsu-1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VOICE-MEMO / @自宅 / メモ / topic=朗読：大学：daigaku / content=dan-1.setsu-1">
            <text:p>:VOICE-MEMO / @自宅 / メモ / topic=朗読：大学：daigaku / content=dan-1.setsu-1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5-29_13-59-56_000.m4a</text:p>
          </table:table-cell>
          <table:table-cell table:style-name="ce27" office:value-type="string">
            <text:p>:VOICE-MEMO / @自宅 / メモ / topic=朗読：大学：daigaku / content=dan-1.setsu-2:「古の明徳を天下に」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VOICE-MEMO / @自宅 / メモ / topic=朗読：大学：daigaku / content=dan-1.setsu-2:「古の明徳を天下に」">
            <text:p>:VOICE-MEMO / @自宅 / メモ / topic=朗読：大学：daigaku / content=dan-1.setsu-2:「古の明徳を天下に」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5-30_00-28-09_000.m4a</text:p>
          </table:table-cell>
          <table:table-cell table:style-name="ce27" office:value-type="string">
            <text:p>:VOICE-MEMO / @自宅 / メモ / topic=朗読：中庸 / content=dan-3.shoo-3.setsu-1:「天下の達道は五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VOICE-MEMO / @自宅 / メモ / topic=朗読：中庸 / content=dan-3.shoo-3.setsu-1:「天下の達道は五」">
            <text:p>:VOICE-MEMO / @自宅 / メモ / topic=朗読：中庸 / content=dan-3.shoo-3.setsu-1:「天下の達道は五」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5-30_00-30-59_000.m4a</text:p>
          </table:table-cell>
          <table:table-cell table:style-name="ce36" office:value-type="string">
            <text:p>:VOICE-MEMO / @自宅 / メモ / topic=朗読：中庸 / content=dan-1.setsu-1:「天の命ぜる之を性と謂う」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VOICE-MEMO / @自宅 / メモ / topic=朗読：中庸 / content=dan-1.setsu-1:「天の命ぜる之を性と謂う」">
            <text:p>:VOICE-MEMO / @自宅 / メモ / topic=朗読：中庸 / content=dan-1.setsu-1:「天の命ぜる之を性と謂う」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5-30_00-33-12_000.m4a</text:p>
          </table:table-cell>
          <table:table-cell table:style-name="ce36" office:value-type="string">
            <text:p>:VOICE-MEMO / @自宅 / メモ / topic=朗読：中庸 / content=dan-1.setsu-2:「喜怒哀楽の未だ発せざる」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VOICE-MEMO / @自宅 / メモ / topic=朗読：中庸 / content=dan-1.setsu-2:「喜怒哀楽の未だ発せざる」">
            <text:p>:VOICE-MEMO / @自宅 / メモ / topic=朗読：中庸 / content=dan-1.setsu-2:「喜怒哀楽の未だ発せざる」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5-30_00-34-19_000.m4a</text:p>
          </table:table-cell>
          <table:table-cell table:style-name="ce28" office:value-type="string">
            <text:p>:VOICE-MEMO / @自宅 / メモ / topic=朗読：中庸 / content=dan-2.setsu-1:「仲尼曰く、君子は中庸す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VOICE-MEMO / @自宅 / メモ / topic=朗読：中庸 / content=dan-2.setsu-1:「仲尼曰く、君子は中庸す」">
            <text:p>:VOICE-MEMO / @自宅 / メモ / topic=朗読：中庸 / content=dan-2.setsu-1:「仲尼曰く、君子は中庸す」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6-13_21-01-2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6-14_01-13-5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6-14_06-57-37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6-14_07-36-14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6-14_12-32-53_000.jpg</text:p>
          </table:table-cell>
          <table:table-cell table:style-name="ce36" office:value-type="string">
            <text:p>:m RES 1*1 / free# JVEMV6 68#_283:1 / 68. theoretical-physics(tp) / topics=量子力学,w=,doc=r-7-A1~1.1.1#3-3;#3-4;#7,s=~,i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RES 1*1 / free# JVEMV6 68#_283:1 / 68. theoretical-physics(tp) / topics=量子力学,w=,doc=r-7-A1~1.1.1#3-3;#3-4;#7,s=~,i=~,other=~">
            <text:p>:m RES 1*1 / free# JVEMV6 68#_283:1 / 68. theoretical-physics(tp) / topics=量子力学,w=,doc=r-7-A1~1.1.1#3-3;#3-4;#7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6-14_13-24-16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6-14_14-23-21_000.jpg</text:p>
          </table:table-cell>
          <table:table-cell table:style-name="ce36" office:value-type="string">
            <text:p>:PHOTO 記録 / 文書：コレポン / #*# / about=周知の面談の件：事故発生を受けて,with=東和：横浜,content=訪問の日時、決める,other=~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PHOTO 記録 / 文書：コレポン / #*# / about=周知の面談の件：事故発生を受けて,with=東和：横浜,content=訪問の日時、決める,other=~ / N~">
            <text:p>:PHOTO 記録 / 文書：コレポン / #*# / about=周知の面談の件：事故発生を受けて,with=東和：横浜,content=訪問の日時、決める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6-14_15-44-05_000.jpg</text:p>
          </table:table-cell>
          <table:table-cell table:style-name="ce36" office:value-type="string">
            <text:p>:m RES 1*3 / free# JVEMV6 68#_283:2 / 68. theoretical-physics(tp) / topics=量子力学,w=,doc=r-7-A1~1.1.1#7,s=~,i=~,other=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RES 1*3 / free# JVEMV6 68#_283:2 / 68. theoretical-physics(tp) / topics=量子力学,w=,doc=r-7-A1~1.1.1#7,s=~,i=~,other=calc+">
            <text:p>:m RES 1*3 / free# JVEMV6 68#_283:2 / 68. theoretical-physics(tp) / topics=量子力学,w=,doc=r-7-A1~1.1.1#7,s=~,i=~,other=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6-14_15-44-22_000.jpg</text:p>
          </table:table-cell>
          <table:table-cell table:style-name="ce36" office:value-type="string">
            <text:p>:m RES 2*3 / free# JVEMV6 68#_283:2 / 68. theoretical-physics(tp) / topics=量子力学,w=,doc=r-7-A1~1.1.1#7,s=~,i=~,other=calc+;calc+;calc+;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RES 2*3 / free# JVEMV6 68#_283:2 / 68. theoretical-physics(tp) / topics=量子力学,w=,doc=r-7-A1~1.1.1#7,s=~,i=~,other=calc+;calc+;calc+;">
            <text:p>:m RES 2*3 / free# JVEMV6 68#_283:2 / 68. theoretical-physics(tp) / topics=量子力学,w=,doc=r-7-A1~1.1.1#7,s=~,i=~,other=calc+;calc+;calc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6-14_15-44-39_000.jpg</text:p>
          </table:table-cell>
          <table:table-cell table:style-name="ce36" office:value-type="string">
            <text:p>:m RES 3*3 / free# JVEMV6 68#_283:2 / 68. theoretical-physics(tp) / topics=量子力学,w=,doc=r-7-A1~1.1.1#7,s=~,i=~,other=calc+:次元解析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3*3 / free# JVEMV6 68#_283:2 / 68. theoretical-physics(tp) / topics=量子力学,w=,doc=r-7-A1~1.1.1#7,s=~,i=~,other=calc+:次元解析">
            <text:p>:m RES 3*3 / free# JVEMV6 68#_283:2 / 68. theoretical-physics(tp) / topics=量子力学,w=,doc=r-7-A1~1.1.1#7,s=~,i=~,other=calc+:次元解析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6-14_15-51-18_000.jpg</text:p>
          </table:table-cell>
          <table:table-cell table:style-name="ce36" office:value-type="string">
            <text:p>:m 1*2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労金へ問い合わせ。講座の管理。代理カード以外、ないだろうか。二回目、問い合わせ,file-id=2022-06-14_15-51-18_000.jpg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1*2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労金へ問い合わせ。講座の管理。代理カード以外、ないだろうか。二回目、問い合わせ,file-id=2022-06-14_15-51-18_000.jpg">
            <text:p>:m 1*2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労金へ問い合わせ。講座の管理。代理カード以外、ないだろうか。二回目、問い合わせ,file-id=2022-06-14_15-51-18_000.jpg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6-14_16-15-20_000.jpg</text:p>
          </table:table-cell>
          <table:table-cell table:style-name="ce36" office:value-type="string">
            <text:p>:m 2*2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労金へ問い合わせ。講座の管理。代理カード以外、ないだろうか。二回目、問い合わせ,file-id=2022-06-14_15-51-18_000.jpg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2*2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労金へ問い合わせ。講座の管理。代理カード以外、ないだろうか。二回目、問い合わせ,file-id=2022-06-14_15-51-18_000.jpg">
            <text:p>:m 2*2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労金へ問い合わせ。講座の管理。代理カード以外、ないだろうか。二回目、問い合わせ,file-id=2022-06-14_15-51-18_000.jpg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6-14_17-36-42_000.jpg</text:p>
          </table:table-cell>
          <table:table-cell table:style-name="ce36" office:value-type="string">
            <text:p>:m RES 1*1 / free# JVEMV6 68#_283:3 / 68. theoretical-physics(tp) / topics=ゼータ関数,w=,doc=r-7-A6~3.1#2-1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1*1 / free# JVEMV6 68#_283:3 / 68. theoretical-physics(tp) / topics=ゼータ関数,w=,doc=r-7-A6~3.1#2-1,s=~,i=~,other=calc+">
            <text:p>:m RES 1*1 / free# JVEMV6 68#_283:3 / 68. theoretical-physics(tp) / topics=ゼータ関数,w=,doc=r-7-A6~3.1#2-1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6-14_18-25-01_000.mp4</text:p>
          </table:table-cell>
          <table:table-cell table:style-name="ce27" office:value-type="string">
            <text:p>:VIDEO / @自室 / 記録 / jap.flute / 演奏、play / R=1 / record,for=~,other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VIDEO / @自室 / 記録 / jap.flute / 演奏、play / R=1 / record,for=~,other=~,memo~">
            <text:p>:VIDEO / @自室 / 記録 / jap.flute / 演奏、play / R=1 / record,for=~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6-14_18-29-41_000.mp4</text:p>
          </table:table-cell>
          <table:table-cell table:style-name="ce27" office:value-type="string">
            <text:p>:VIDEO / @自室 / 記録 / jap.flute / 演奏、play / R=2 / record,for=~,other=~,memo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VIDEO / @自室 / 記録 / jap.flute / 演奏、play / R=2 / record,for=~,other=~,memo~">
            <text:p>:VIDEO / @自室 / 記録 / jap.flute / 演奏、play / R=2 / record,for=~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6-14_18-42-19_000.mp4</text:p>
          </table:table-cell>
          <table:table-cell table:style-name="ce27" office:value-type="string">
            <text:p>:VIDEO / @自室 / 記録 / jap.flute / 演奏、play / R=3 / record,for=~,other=~,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VIDEO / @自室 / 記録 / jap.flute / 演奏、play / R=3 / record,for=~,other=~,memo~">
            <text:p>:VIDEO / @自室 / 記録 / jap.flute / 演奏、play / R=3 / record,for=~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6-14_18-51-53_000.mp4</text:p>
          </table:table-cell>
          <table:table-cell table:style-name="ce27" office:value-type="string">
            <text:p>:VIDEO / @自室 / 記録 / jap.flute / 演奏、play / R=4 / record,for=~,other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VIDEO / @自室 / 記録 / jap.flute / 演奏、play / R=4 / record,for=~,other=~,memo~">
            <text:p>:VIDEO / @自室 / 記録 / jap.flute / 演奏、play / R=4 / record,for=~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6-14_21-02-08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6-15_00-47-2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6-15_07-13-08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6-15_07-19-55_000.jpg</text:p>
          </table:table-cell>
          <table:table-cell table:style-name="ce36" office:value-type="string">
            <text:p>:m #*# RES / JVEMV6 64#138.1_ryoujin / 『梁塵秘抄』 / <text:s/>p.183 / topic=語句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#*# RES / JVEMV6 64#138.1_ryoujin / 『梁塵秘抄』 /  p.183 / topic=語句,other=~">
            <text:p>:m #*# RES / JVEMV6 64#138.1_ryoujin / 『梁塵秘抄』 / <text:s/>p.183 / topic=語句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6-15_07-20-01_000.jpg</text:p>
          </table:table-cell>
          <table:table-cell table:style-name="ce36" office:value-type="string">
            <text:p>:m #*# RES / JVEMV6 64#137.1_ikki / 『日本思想大系２１　中世政治社会思想　上　一揆』 / <text:s/>p.396 / topic=足利尊氏；直義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#*# RES / JVEMV6 64#137.1_ikki / 『日本思想大系２１　中世政治社会思想　上　一揆』 /  p.396 / topic=足利尊氏；直義,other=~">
            <text:p>:m #*# RES / JVEMV6 64#137.1_ikki / 『日本思想大系２１　中世政治社会思想　上　一揆』 / <text:s/>p.396 / topic=足利尊氏；直義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6-15_07-38-47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6-15_11-59-3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6-15_13-35-15_000.jpg</text:p>
          </table:table-cell>
          <table:table-cell table:style-name="ce27" office:value-type="string">
            <text:p>:PHOTO 記録用 / location=自宅 / topic=土地権利書、他, subject=お母さんの資産、把握。お父さんの入院の出来事を受けて, other=提供病院へ、返却物を届ける：オムツ、他。記録として、建物入口の手前にて、撮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PHOTO 記録用 / location=自宅 / topic=土地権利書、他, subject=お母さんの資産、把握。お父さんの入院の出来事を受けて, other=提供病院へ、返却物を届ける：オムツ、他。記録として、建物入口の手前にて、撮影">
            <text:p>:PHOTO 記録用 / location=自宅 / topic=土地権利書、他, subject=お母さんの資産、把握。お父さんの入院の出来事を受けて, other=提供病院へ、返却物を届ける：オムツ、他。記録として、建物入口の手前にて、撮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6-15_13-35-20_000.jpg</text:p>
          </table:table-cell>
          <table:table-cell table:style-name="ce27" office:value-type="string">
            <text:p>:PHOTO 記録用 / location=自宅 / topic=土地権利書、他, subject=お母さんの資産、把握。お父さんの入院の出来事を受けて, other=提供病院へ、返却物を届ける：オムツ、他。記録として、建物入口の手前にて、撮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PHOTO 記録用 / location=自宅 / topic=土地権利書、他, subject=お母さんの資産、把握。お父さんの入院の出来事を受けて, other=提供病院へ、返却物を届ける：オムツ、他。記録として、建物入口の手前にて、撮影">
            <text:p>:PHOTO 記録用 / location=自宅 / topic=土地権利書、他, subject=お母さんの資産、把握。お父さんの入院の出来事を受けて, other=提供病院へ、返却物を届ける：オムツ、他。記録として、建物入口の手前にて、撮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6-15_17-37-19_000.jpg</text:p>
          </table:table-cell>
          <table:table-cell table:style-name="ce36" office:value-type="string">
            <text:p>:m RES 1*2 / free# JVEMV6 68#_285:1 / 68. theoretical-physics(tp) / topics=量子力学,w=,doc=r-7-A1~1.1.1#2.6;#3.3(SEG),s=~,i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RES 1*2 / free# JVEMV6 68#_285:1 / 68. theoretical-physics(tp) / topics=量子力学,w=,doc=r-7-A1~1.1.1#2.6;#3.3(SEG),s=~,i=~,other=~">
            <text:p>:m RES 1*2 / free# JVEMV6 68#_285:1 / 68. theoretical-physics(tp) / topics=量子力学,w=,doc=r-7-A1~1.1.1#2.6;#3.3(SEG)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6-15_18-41-55_000.mp4</text:p>
          </table:table-cell>
          <table:table-cell table:style-name="ce27" office:value-type="string">
            <text:p>:VIDEO / @自室 / 記録 / jap.flute / 演奏、play / R=1 / record,for=~,other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VIDEO / @自室 / 記録 / jap.flute / 演奏、play / R=1 / record,for=~,other=~,memo~">
            <text:p>:VIDEO / @自室 / 記録 / jap.flute / 演奏、play / R=1 / record,for=~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6-15_21-55-2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6-16_01-20-41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6-16_07-51-1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6-16_09-46-12_000.jpg</text:p>
          </table:table-cell>
          <table:table-cell table:style-name="ce27" office:value-type="string">
            <text:p>:m 読みたい本 / ジャンル　分野　リスト / 『イエスと出会う』　著者=荒井献 location=裏表紙 / genre=宗教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読みたい本 / ジャンル　分野　リスト / 『イエスと出会う』　著者=荒井献 location=裏表紙 / genre=宗教">
            <text:p>:m 読みたい本 / ジャンル　分野　リスト / 『イエスと出会う』　著者=荒井献 location=裏表紙 / genre=宗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6-16_09-46-21_000.jpg</text:p>
          </table:table-cell>
          <table:table-cell table:style-name="ce27" office:value-type="string">
            <text:p>:m 読みたい本 / ジャンル　分野　リスト / 『イエスと出会う』　著者=荒井献 location=裏表紙 / genre=宗教 / other=参照用の、扉ページ。題名が入っている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読みたい本 / ジャンル　分野　リスト / 『イエスと出会う』　著者=荒井献 location=裏表紙 / genre=宗教 / other=参照用の、扉ページ。題名が入っている">
            <text:p>:m 読みたい本 / ジャンル　分野　リスト / 『イエスと出会う』　著者=荒井献 location=裏表紙 / genre=宗教 / other=参照用の、扉ページ。題名が入っ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6-16_12-53-09_000.jpg</text:p>
          </table:table-cell>
          <table:table-cell table:style-name="ce36" office:value-type="string">
            <text:p>:m RES 1-2*5 / free# JVEMV6 68#_286:1 / 68. theoretical-physics(tp) / topics=統計力学,w=スターリングの公式,doc=r-7-A7~2.1#1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RES 1-2*5 / free# JVEMV6 68#_286:1 / 68. theoretical-physics(tp) / topics=統計力学,w=スターリングの公式,doc=r-7-A7~2.1#1,s=~,i=~,other=calc+">
            <text:p>:m RES 1-2*5 / free# JVEMV6 68#_286:1 / 68. theoretical-physics(tp) / topics=統計力学,w=スターリングの公式,doc=r-7-A7~2.1#1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6-16_12-53-28_000.jpg</text:p>
          </table:table-cell>
          <table:table-cell table:style-name="ce36" office:value-type="string">
            <text:p>:m RES 3-4*5 / free# JVEMV6 68#_286:1 / 68. theoretical-physics(tp) / topics=統計力学,w=スターリングの公式,doc=r-7-A7~2.1#1,s=~,i=~,other=calc+;graph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RES 3-4*5 / free# JVEMV6 68#_286:1 / 68. theoretical-physics(tp) / topics=統計力学,w=スターリングの公式,doc=r-7-A7~2.1#1,s=~,i=~,other=calc+;graph+">
            <text:p>:m RES 3-4*5 / free# JVEMV6 68#_286:1 / 68. theoretical-physics(tp) / topics=統計力学,w=スターリングの公式,doc=r-7-A7~2.1#1,s=~,i=~,other=calc+;graph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6-16_12-53-41_000.jpg</text:p>
          </table:table-cell>
          <table:table-cell table:style-name="ce36" office:value-type="string">
            <text:p>:m RES 5*5 / free# JVEMV6 68#_286:1 / 68. theoretical-physics(tp) / topics=統計力学,w=スターリングの公式,doc=r-7-A7~2.1#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RES 5*5 / free# JVEMV6 68#_286:1 / 68. theoretical-physics(tp) / topics=統計力学,w=スターリングの公式,doc=r-7-A7~2.1#1,s=~,i=~,other=~">
            <text:p>:m RES 5*5 / free# JVEMV6 68#_286:1 / 68. theoretical-physics(tp) / topics=統計力学,w=スターリングの公式,doc=r-7-A7~2.1#1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6-16_13-53-27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東和 PHOTO / 220617f / 赤羽駅 / ヌーベル赤羽台 / ２名（設備。カノウさん、北千住営業所） / 池田煖房工業（長谷工コーポレーション） / 指示書">
            <text:p>:m 東和 PHOTO / 220617f / 赤羽駅 / ヌーベル赤羽台 / ２名（設備。カノウさん、北千住営業所） / 池田煖房工業（長谷工コーポレーション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6-16_13-53-49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東和 PHOTO / 220617f / 赤羽駅 / ヌーベル赤羽台 / ２名（設備。カノウさん、北千住営業所） / 池田煖房工業（長谷工コーポレーション） / 指示書">
            <text:p>:m 東和 PHOTO / 220617f / 赤羽駅 / ヌーベル赤羽台 / ２名（設備。カノウさん、北千住営業所） / 池田煖房工業（長谷工コーポレーション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9" office:value-type="string">
            <text:p>2022-06-16_13-53-53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東和 PHOTO / 220617f / 赤羽駅 / ヌーベル赤羽台 / ２名（設備。カノウさん、北千住営業所） / 池田煖房工業（長谷工コーポレーション） / 指示書">
            <text:p>:m 東和 PHOTO / 220617f / 赤羽駅 / ヌーベル赤羽台 / ２名（設備。カノウさん、北千住営業所） / 池田煖房工業（長谷工コーポレーション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string">
            <text:p>2022-06-16_13-53-58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東和 PHOTO / 220617f / 赤羽駅 / ヌーベル赤羽台 / ２名（設備。カノウさん、北千住営業所） / 池田煖房工業（長谷工コーポレーション） / 指示書">
            <text:p>:m 東和 PHOTO / 220617f / 赤羽駅 / ヌーベル赤羽台 / ２名（設備。カノウさん、北千住営業所） / 池田煖房工業（長谷工コーポレーション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string">
            <text:p>2022-06-16_13-54-06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東和 PHOTO / 220617f / 赤羽駅 / ヌーベル赤羽台 / ２名（設備。カノウさん、北千住営業所） / 池田煖房工業（長谷工コーポレーション） / 指示書">
            <text:p>:m 東和 PHOTO / 220617f / 赤羽駅 / ヌーベル赤羽台 / ２名（設備。カノウさん、北千住営業所） / 池田煖房工業（長谷工コーポレーション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string">
            <text:p>2022-06-16_13-54-18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指示書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東和 PHOTO / 220617f / 赤羽駅 / ヌーベル赤羽台 / ２名（設備。カノウさん、北千住営業所） / 池田煖房工業（長谷工コーポレーション） / 指示書：地図">
            <text:p>:m 東和 PHOTO / 220617f / 赤羽駅 / ヌーベル赤羽台 / ２名（設備。カノウさん、北千住営業所） / 池田煖房工業（長谷工コーポレーション） / 指示書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string">
            <text:p>2022-06-16_14-05-01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資料：交通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m 東和 PHOTO / 220617f / 赤羽駅 / ヌーベル赤羽台 / ２名（設備。カノウさん、北千住営業所） / 池田煖房工業（長谷工コーポレーション） / 資料：交通">
            <text:p>:m 東和 PHOTO / 220617f / 赤羽駅 / ヌーベル赤羽台 / ２名（設備。カノウさん、北千住営業所） / 池田煖房工業（長谷工コーポレーション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9" office:value-type="string">
            <text:p>2022-06-16_14-05-09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資料：天気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m 東和 PHOTO / 220617f / 赤羽駅 / ヌーベル赤羽台 / ２名（設備。カノウさん、北千住営業所） / 池田煖房工業（長谷工コーポレーション） / 資料：天気">
            <text:p>:m 東和 PHOTO / 220617f / 赤羽駅 / ヌーベル赤羽台 / ２名（設備。カノウさん、北千住営業所） / 池田煖房工業（長谷工コーポレーション） / 資料：天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string">
            <text:p>2022-06-16_14-05-12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資料：天気：週間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m 東和 PHOTO / 220617f / 赤羽駅 / ヌーベル赤羽台 / ２名（設備。カノウさん、北千住営業所） / 池田煖房工業（長谷工コーポレーション） / 資料：天気：週間">
            <text:p>:m 東和 PHOTO / 220617f / 赤羽駅 / ヌーベル赤羽台 / ２名（設備。カノウさん、北千住営業所） / 池田煖房工業（長谷工コーポレーション） / 資料：天気：週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string">
            <text:p>2022-06-16_14-13-21_000.mp4</text:p>
          </table:table-cell>
          <table:table-cell table:style-name="ce15" office:value-type="string">
            <text:p>:VIDEO / @自室 / 記録 / 作り方、手順 / target=空調付き作業着,for=たたむ手順,other=~</text:p>
          </table:table-cell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VIDEO / @自室 / 記録 / 作り方、手順 / target=空調付き作業着,for=たたむ手順,other=~">
            <text:p>:VIDEO / @自室 / 記録 / 作り方、手順 / target=空調付き作業着,for=たたむ手順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string">
            <text:p>2022-06-16_14-16-48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string">
            <text:p>2022-06-16_17-00-37_000.jpg</text:p>
          </table:table-cell>
          <table:table-cell table:style-name="ce36" office:value-type="string">
            <text:p>:m RES 1-2*4 / free# JVEMV6 68#_286:2 / 68. theoretical-physics(tp) / topics=統計力学,w=~,doc=r-7-A7~2.1#1-3.4;#1-3.7,s=~,i=~,other=memo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m RES 1-2*4 / free# JVEMV6 68#_286:2 / 68. theoretical-physics(tp) / topics=統計力学,w=~,doc=r-7-A7~2.1#1-3.4;#1-3.7,s=~,i=~,other=memo+">
            <text:p>:m RES 1-2*4 / free# JVEMV6 68#_286:2 / 68. theoretical-physics(tp) / topics=統計力学,w=~,doc=r-7-A7~2.1#1-3.4;#1-3.7,s=~,i=~,other=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string">
            <text:p>2022-06-16_17-01-10_000.jpg</text:p>
          </table:table-cell>
          <table:table-cell table:style-name="ce36" office:value-type="string">
            <text:p>:m RES 3-4*4 / free# JVEMV6 68#_286:2 / 68. theoretical-physics(tp) / topics=統計力学,w=~,doc=r-7-A7~2.1#1-3.4;#1-3.7,s=~,i=~,other=calc+;memo+:対数。定義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m RES 3-4*4 / free# JVEMV6 68#_286:2 / 68. theoretical-physics(tp) / topics=統計力学,w=~,doc=r-7-A7~2.1#1-3.4;#1-3.7,s=~,i=~,other=calc+;memo+:対数。定義">
            <text:p>:m RES 3-4*4 / free# JVEMV6 68#_286:2 / 68. theoretical-physics(tp) / topics=統計力学,w=~,doc=r-7-A7~2.1#1-3.4;#1-3.7,s=~,i=~,other=calc+;memo+:対数。定義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string">
            <text:p>2022-06-16_18-18-00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資料：地図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m 東和 PHOTO / 220617f / 赤羽駅 / ヌーベル赤羽台 / ２名（設備。カノウさん、北千住営業所） / 池田煖房工業（長谷工コーポレーション） / 資料：地図">
            <text:p>:m 東和 PHOTO / 220617f / 赤羽駅 / ヌーベル赤羽台 / ２名（設備。カノウさん、北千住営業所） / 池田煖房工業（長谷工コーポレーション） / 資料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string">
            <text:p>2022-06-16_18-18-06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資料：地図：路上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m 東和 PHOTO / 220617f / 赤羽駅 / ヌーベル赤羽台 / ２名（設備。カノウさん、北千住営業所） / 池田煖房工業（長谷工コーポレーション） / 資料：地図：路上">
            <text:p>:m 東和 PHOTO / 220617f / 赤羽駅 / ヌーベル赤羽台 / ２名（設備。カノウさん、北千住営業所） / 池田煖房工業（長谷工コーポレーション） / 資料：地図：路上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string">
            <text:p>2022-06-16_21-15-24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string">
            <text:p>2022-06-16_22-11-19_000.jpg</text:p>
          </table:table-cell>
          <table:table-cell table:style-name="ce27" office:value-type="string">
            <text:p>:m :PHOTO 寝た時刻 / 2022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string">
            <text:p>2022-06-16_23-42-29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9" office:value-type="string">
            <text:p>2022-06-17_03-59-4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9" office:value-type="string">
            <text:p>2022-06-17_04-16-50_000.jpg</text:p>
          </table:table-cell>
          <table:table-cell table:style-name="ce15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9" office:value-type="string">
            <text:p>2022-06-17_05-03-55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出発時間：部屋を出る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m 東和 PHOTO / 220617f / 赤羽駅 / ヌーベル赤羽台 / ２名（設備。カノウさん、北千住営業所） / 池田煖房工業（長谷工コーポレーション） / 出発時間：部屋を出る時間">
            <text:p>:m 東和 PHOTO / 220617f / 赤羽駅 / ヌーベル赤羽台 / ２名（設備。カノウさん、北千住営業所） / 池田煖房工業（長谷工コーポレーション） / 出発時間：部屋を出る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9" office:value-type="string">
            <text:p>2022-06-17_05-10-00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出発時間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m 東和 PHOTO / 220617f / 赤羽駅 / ヌーベル赤羽台 / ２名（設備。カノウさん、北千住営業所） / 池田煖房工業（長谷工コーポレーション） / 出発時間">
            <text:p>:m 東和 PHOTO / 220617f / 赤羽駅 / ヌーベル赤羽台 / ２名（設備。カノウさん、北千住営業所） / 池田煖房工業（長谷工コーポレーション） / 出発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9" office:value-type="string">
            <text:p>2022-06-17_07-04-46_000.jpg</text:p>
          </table:table-cell>
          <table:table-cell table:style-name="ce36" office:value-type="string">
            <text:p>:PHOTO 記録しておきたいもの / @赤羽駅からの東和現場へ行く途中,location=現場の、ゲートの、向かいの空き地 / subject=野原の様子 / content=野花、咲い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PHOTO 記録しておきたいもの / @赤羽駅からの東和現場へ行く途中,location=現場の、ゲートの、向かいの空き地 / subject=野原の様子 / content=野花、咲いている">
            <text:p>:PHOTO 記録しておきたいもの / @赤羽駅からの東和現場へ行く途中,location=現場の、ゲートの、向かいの空き地 / subject=野原の様子 / content=野花、咲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6">
            <text:p>66</text:p>
          </table:table-cell>
          <table:table-cell table:style-name="ce9" office:value-type="string">
            <text:p>2022-06-17_07-04-50_000.jpg</text:p>
          </table:table-cell>
          <table:table-cell table:style-name="ce36" office:value-type="string">
            <text:p>:PHOTO 記録しておきたいもの / @赤羽駅からの東和現場へ行く途中,location=現場の、ゲートの、向かいの空き地 / subject=野原の様子 / content=野花、咲い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PHOTO 記録しておきたいもの / @赤羽駅からの東和現場へ行く途中,location=現場の、ゲートの、向かいの空き地 / subject=野原の様子 / content=野花、咲いている">
            <text:p>:PHOTO 記録しておきたいもの / @赤羽駅からの東和現場へ行く途中,location=現場の、ゲートの、向かいの空き地 / subject=野原の様子 / content=野花、咲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9" office:value-type="string">
            <text:p>2022-06-17_07-04-57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m 東和 PHOTO / 220617f / 赤羽駅 / ヌーベル赤羽台 / ２名（設備。カノウさん、北千住営業所） / 池田煖房工業（長谷工コーポレーション） / 現場状況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8">
            <text:p>68</text:p>
          </table:table-cell>
          <table:table-cell table:style-name="ce11" office:value-type="string">
            <text:p>2022-06-17_07-05-00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m 東和 PHOTO / 220617f / 赤羽駅 / ヌーベル赤羽台 / ２名（設備。カノウさん、北千住営業所） / 池田煖房工業（長谷工コーポレーション） / 現場状況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9">
            <text:p>69</text:p>
          </table:table-cell>
          <table:table-cell table:style-name="ce11" office:value-type="string">
            <text:p>2022-06-17_07-05-05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string" office:string-value=":m 東和 PHOTO / 220617f / 赤羽駅 / ヌーベル赤羽台 / ２名（設備。カノウさん、北千住営業所） / 池田煖房工業（長谷工コーポレーション） / 現場状況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0">
            <text:p>70</text:p>
          </table:table-cell>
          <table:table-cell table:style-name="ce11" office:value-type="string">
            <text:p>2022-06-17_07-05-22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string" office:string-value=":m 東和 PHOTO / 220617f / 赤羽駅 / ヌーベル赤羽台 / ２名（設備。カノウさん、北千住営業所） / 池田煖房工業（長谷工コーポレーション） / 現場状況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1">
            <text:p>71</text:p>
          </table:table-cell>
          <table:table-cell table:style-name="ce11" office:value-type="string">
            <text:p>2022-06-17_07-06-31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string" office:string-value=":m 東和 PHOTO / 220617f / 赤羽駅 / ヌーベル赤羽台 / ２名（設備。カノウさん、北千住営業所） / 池田煖房工業（長谷工コーポレーション） / 現場状況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2">
            <text:p>72</text:p>
          </table:table-cell>
          <table:table-cell table:style-name="ce11" office:value-type="string">
            <text:p>2022-06-17_07-06-31_001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string" office:string-value=":m 東和 PHOTO / 220617f / 赤羽駅 / ヌーベル赤羽台 / ２名（設備。カノウさん、北千住営業所） / 池田煖房工業（長谷工コーポレーション） / 現場状況">
            <text:p>:m 東和 PHOTO / 220617f / 赤羽駅 / ヌーベル赤羽台 / ２名（設備。カノウさん、北千住営業所） / 池田煖房工業（長谷工コーポレーション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3">
            <text:p>73</text:p>
          </table:table-cell>
          <table:table-cell table:style-name="ce11" office:value-type="string">
            <text:p>2022-06-17_07-23-29_000.jpg</text:p>
          </table:table-cell>
          <table:table-cell table:style-name="ce36" office:value-type="string">
            <text:p>:PHOTO 記録しておきたいもの / @赤羽駅からの東和現場,location=朝、着替えをした場所 / subject=服装、装備の様子 / content=空調ジャケット、着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string" office:string-value=":PHOTO 記録しておきたいもの / @赤羽駅からの東和現場,location=朝、着替えをした場所 / subject=服装、装備の様子 / content=空調ジャケット、着ている">
            <text:p>:PHOTO 記録しておきたいもの / @赤羽駅からの東和現場,location=朝、着替えをした場所 / subject=服装、装備の様子 / content=空調ジャケット、着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4">
            <text:p>74</text:p>
          </table:table-cell>
          <table:table-cell table:style-name="ce11" office:value-type="string">
            <text:p>2022-06-17_07-23-32_000.jpg</text:p>
          </table:table-cell>
          <table:table-cell table:style-name="ce36" office:value-type="string">
            <text:p>:PHOTO 記録しておきたいもの / @赤羽駅からの東和現場,location=朝、着替えをした場所 / subject=服装、装備の様子 / content=空調ジャケット、着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string" office:string-value=":PHOTO 記録しておきたいもの / @赤羽駅からの東和現場,location=朝、着替えをした場所 / subject=服装、装備の様子 / content=空調ジャケット、着ている">
            <text:p>:PHOTO 記録しておきたいもの / @赤羽駅からの東和現場,location=朝、着替えをした場所 / subject=服装、装備の様子 / content=空調ジャケット、着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5">
            <text:p>75</text:p>
          </table:table-cell>
          <table:table-cell table:style-name="ce20" office:value-type="string">
            <text:p>2022-06-17_07-23-47_000.jpg</text:p>
          </table:table-cell>
          <table:table-cell table:style-name="ce36" office:value-type="string">
            <text:p>:PHOTO 記録しておきたいもの / @赤羽駅からの東和現場,location=朝、着替えをした場所 / subject=服装、装備の様子 / content=空調ジャケット、着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:PHOTO 記録しておきたいもの / @赤羽駅からの東和現場,location=朝、着替えをした場所 / subject=服装、装備の様子 / content=空調ジャケット、着ている">
            <text:p>:PHOTO 記録しておきたいもの / @赤羽駅からの東和現場,location=朝、着替えをした場所 / subject=服装、装備の様子 / content=空調ジャケット、着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6">
            <text:p>76</text:p>
          </table:table-cell>
          <table:table-cell table:style-name="ce11" office:value-type="string">
            <text:p>2022-06-17_17-15-27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時刻：部屋に戻った / other=20分ぐらい、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string" office:string-value=":m 東和 PHOTO / 220617f / 赤羽駅 / ヌーベル赤羽台 / ２名（設備。カノウさん、北千住営業所） / 池田煖房工業（長谷工コーポレーション） / 時刻：部屋に戻った / other=20分ぐらい、前">
            <text:p>:m 東和 PHOTO / 220617f / 赤羽駅 / ヌーベル赤羽台 / ２名（設備。カノウさん、北千住営業所） / 池田煖房工業（長谷工コーポレーション） / 時刻：部屋に戻った / other=20分ぐらい、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7">
            <text:p>77</text:p>
          </table:table-cell>
          <table:table-cell table:style-name="ce11" office:value-type="string">
            <text:p>2022-06-17_19-00-43_000.mp4</text:p>
          </table:table-cell>
          <table:table-cell table:style-name="ce36" office:value-type="string">
            <text:p>:VIDEO / @自室 / 記録 / jap.flute / 演奏、play / R=1 / record,for=~,other=~,memo~,notes=dai-kan:h-6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8">
            <text:p>78</text:p>
          </table:table-cell>
          <table:table-cell table:style-name="ce11" office:value-type="string">
            <text:p>2022-06-17_19-08-31_000.mp4</text:p>
          </table:table-cell>
          <table:table-cell table:style-name="ce36" office:value-type="string">
            <text:p>:VIDEO / @自室 / 記録 / jap.flute-bamboo / 演奏、play / R=1 / genr=todays-melody,for=zabawna-melodia(playful-melody),Re~,other=~,file-id=~,memo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9">
            <text:p>79</text:p>
          </table:table-cell>
          <table:table-cell table:style-name="ce11" office:value-type="string">
            <text:p>2022-06-17_19-13-31_000.mp4</text:p>
          </table:table-cell>
          <table:table-cell table:style-name="ce27" office:value-type="string">
            <text:p>:m 記録 (VIDEO) / 身体 / 全身像 / 顔 / 様子 / time=夜；occasion=楽器演奏したあと（尺八）,other=胸の内のやるせなさ、辛さを、顔に表したところ。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93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2022/06/18</text:date>, <text:time>11:04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6-18T11:04:04.93</dc:date>
    <dc:creator>iwabuchi ken</dc:creator>
    <meta:editing-duration>P47DT15H10M27S</meta:editing-duration>
    <meta:editing-cycles>15385</meta:editing-cycles>
    <meta:document-statistic meta:table-count="2" meta:cell-count="621" meta:object-count="0"/>
    <meta:user-defined meta:name="qrichtext">1</meta:user-defined>
  </office:meta>
</office:document-meta>
</file>